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BB50000014DE514F2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officeooo:rsid="001b83eb" officeooo:paragraph-rsid="001b83eb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officeooo:rsid="0018046b" officeooo:paragraph-rsid="0018046b" style:font-name-asian="Webdings" style:font-size-asian="16pt" style:font-name-complex="Webdings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font-weight="bold" officeooo:rsid="001a025e" officeooo:paragraph-rsid="001a025e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1b83eb" style:font-name-asian="Webdings" style:font-size-asian="9pt" style:font-name-complex="Webdings" style:font-size-complex="9pt"/>
    </style:style>
    <style:style style:name="P8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8046b" officeooo:paragraph-rsid="0018046b" style:font-name-asian="Webdings" style:font-size-asian="7pt" style:font-name-complex="Webdings" style:font-size-complex="7pt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Arial" fo:font-size="9pt" officeooo:paragraph-rsid="001bbba0" style:font-name-asian="Webdings" style:font-size-asian="9pt" style:font-name-complex="Webdings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8pt" officeooo:paragraph-rsid="001bbba0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3pt" fo:font-weight="bold" officeooo:rsid="001bbba0" officeooo:paragraph-rsid="001bbba0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officeooo:paragraph-rsid="001bbba0" style:font-name-asian="Webdings" style:font-size-asian="10pt" style:font-name-complex="Webdings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officeooo:rsid="001b83eb" officeooo:paragraph-rsid="001bbba0" style:font-name-asian="Webdings" style:font-size-asian="9pt" style:font-name-complex="Webdings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officeooo:paragraph-rsid="001bbba0" style:font-name-asian="Webdings" style:font-size-asian="9pt" style:font-name-complex="Webdings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officeooo:rsid="0018046b" officeooo:paragraph-rsid="001bbba0" style:font-name-asian="Webdings" style:font-size-asian="16pt" style:font-name-complex="Webdings" style:font-size-complex="16pt"/>
    </style:style>
    <style:style style:name="P16" style:family="paragraph" style:parent-style-name="Standard">
      <style:paragraph-properties fo:text-align="center" style:justify-single-word="false"/>
      <style:text-properties fo:color="#00ff00" style:font-name="Arial" fo:font-size="9pt" officeooo:rsid="001b83eb" officeooo:paragraph-rsid="001bbba0" style:font-name-asian="Webdings" style:font-size-asian="9pt" style:font-name-complex="Webdings" style:font-size-complex="9pt"/>
    </style:style>
    <style:style style:name="P17" style:family="paragraph" style:parent-style-name="Standard">
      <style:paragraph-properties fo:text-align="center" style:justify-single-word="false"/>
      <style:text-properties fo:color="#00ff00" style:font-name="Arial" fo:font-size="9pt" officeooo:rsid="001bbba0" officeooo:paragraph-rsid="001bbba0" style:font-name-asian="Webdings" style:font-size-asian="9pt" style:font-name-complex="Webdings" style:font-size-complex="9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Arial" fo:font-size="8pt" officeooo:paragraph-rsid="001bbba0" style:font-size-asian="8pt" style:font-size-complex="8pt"/>
    </style:style>
    <style:style style:name="P19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8046b" officeooo:paragraph-rsid="001bbba0" style:font-name-asian="Webdings" style:font-size-asian="7pt" style:font-name-complex="Webdings" style:font-size-complex="7pt"/>
    </style:style>
    <style:style style:name="P20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officeooo:rsid="001bbba0" officeooo:paragraph-rsid="001bbba0" style:font-name-asian="Webdings" style:font-size-asian="7pt" style:font-name-complex="Webdings" style:font-size-complex="7pt"/>
    </style:style>
    <style:style style:name="P21" style:family="paragraph">
      <style:paragraph-properties fo:text-align="center"/>
    </style:style>
    <style:style style:name="T1" style:family="text">
      <style:text-properties officeooo:rsid="001a025e"/>
    </style:style>
    <style:style style:name="T2" style:family="text">
      <style:text-properties officeooo:rsid="001bbba0"/>
    </style:style>
    <style:style style:name="T3" style:family="text">
      <style:text-properties style:font-name="Arial1"/>
    </style:style>
    <style:style style:name="T4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middle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21" svg:x1="0.1252in" svg:y1="3in" svg:x2="3.8752in" svg:y2="3in">
        <text:p/>
      </draw:line>
      <draw:frame text:anchor-type="page" text:anchor-page-number="1" draw:z-index="1" draw:style-name="gr2" svg:width="2.3961in" svg:height="0.5453in" draw:transform="rotate (-3.14159265358979) translate (3.19791666666667in 1.74513888888889in)">
        <draw:text-box>
          <text:p text:style-name="P21"><text:span text:style-name="T4">Iowa Scaled Engineering, LLC</text:span></text:p>
          <text:p text:style-name="P21"><text:span text:style-name="T4"/></text:p>
          <text:p text:style-name="P21"><text:span text:style-name="T4">http://iascaled.com/</text:span></text:p>
        </draw:text-box>
      </draw:frame>
      <draw:line text:anchor-type="page" text:anchor-page-number="2" draw:z-index="4" draw:style-name="gr1" draw:text-style-name="P21" svg:x1="0.1252in" svg:y1="3in" svg:x2="3.8752in" svg:y2="3in">
        <text:p/>
      </draw:line>
      <draw:frame text:anchor-type="page" text:anchor-page-number="2" draw:z-index="5" draw:style-name="gr2" svg:width="2.3961in" svg:height="0.5453in" draw:transform="rotate (-3.14159265358979) translate (3.19791666666667in 1.74513888888889in)">
        <draw:text-box>
          <text:p text:style-name="P21"><text:span text:style-name="T4">Iowa Scaled Engineering, LLC</text:span></text:p>
          <text:p text:style-name="P21"><text:span text:style-name="T4"/></text:p>
          <text:p text:style-name="P21"><text:span text:style-name="T4">http://iascaled.com/</text:span></text:p>
        </draw:text-box>
      </draw:frame>
      <draw:frame text:anchor-type="page" text:anchor-page-number="3" draw:z-index="6" draw:style-name="gr2" svg:width="2.3961in" svg:height="0.5453in" draw:transform="rotate (-3.14159265358979) translate (3.19791666666667in 1.74513888888889in)">
        <draw:text-box>
          <text:p text:style-name="P21"><text:span text:style-name="T4">Iowa Scaled Engineering, LLC</text:span></text:p>
          <text:p text:style-name="P21"><text:span text:style-name="T4"/></text:p>
          <text:p text:style-name="P21"><text:span text:style-name="T4">http://iascaled.com/</text:span></text:p>
        </draw:text-box>
      </draw:frame>
      <draw:line text:anchor-type="page" text:anchor-page-number="3" draw:z-index="7" draw:style-name="gr1" draw:text-style-name="P21" svg:x1="0.1252in" svg:y1="3in" svg:x2="3.8752in" svg:y2="3in">
        <text:p/>
      </draw:lin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y="3.6in" svg:width="3in" svg:height="0.3299in" draw:z-index="2"><draw:image xlink:href="Pictures/1000020100000BB50000014DE514F2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6">Low-Cost Sound Player</text:p>
      <text:p text:style-name="P2"/>
      <text:p text:style-name="P8">The CKT-<text:span text:style-name="T1">SQUEAL</text:span> is an inexpensive <text:span text:style-name="T1">SD card sound player featuring 4 trigger inputs and reconfigurability via files on the SD card.</text:span></text:p>
      <text:p text:style-name="P4"/>
      <text:p text:style-name="P7"/>
      <text:p text:style-name="P3"/>
      <text:p text:style-name="P5">CKT-<text:span text:style-name="T1">SQUEAL</text:span></text:p>
      <text:p text:style-name="P3"/>
      <text:p text:style-name="P9"/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1" text:anchor-type="paragraph" svg:y="3.6in" svg:width="3in" svg:height="0.3299in" draw:z-index="3"><draw:image xlink:href="Pictures/1000020100000BB50000014DE514F2B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4GB microSD Card</text:p>
      <text:p text:style-name="P12"/>
      <text:p text:style-name="P19"><text:span text:style-name="T2">4GB microSD card for the </text:span>CKT-<text:span text:style-name="T1">SQUEAL</text:span> <text:span text:style-name="T2">sound player.</text:span></text:p>
      <text:p text:style-name="P13"/>
      <text:p text:style-name="P17"/>
      <text:p text:style-name="P14"/>
      <text:p text:style-name="P15"/>
      <text:p text:style-name="P14"/>
      <text:p text:style-name="P9"/>
      <text:p text:style-name="P18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3" text:anchor-type="paragraph" svg:y="3.6in" svg:width="3in" svg:height="0.3299in" draw:z-index="8"><draw:image xlink:href="Pictures/1000020100000BB50000014DE514F2B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2” 4<text:span text:style-name="T3">Ω</text:span> Speaker</text:p>
      <text:p text:style-name="P12"/>
      <text:p text:style-name="P20">Speaker for the CKT-SQUEAL sound player.</text:p>
      <text:p text:style-name="P13"/>
      <text:p text:style-name="P16"/>
      <text:p text:style-name="P14"/>
      <text:p text:style-name="P15"/>
      <text:p text:style-name="P14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4.2.8.2$Linux_X86_64 LibreOffice_project/420m0$Build-2</meta:generator>
    <dc:date>2015-07-12T19:49:48.640699062</dc:date>
    <meta:editing-duration>PT33M58S</meta:editing-duration>
    <meta:editing-cycles>16</meta:editing-cycles>
    <meta:printed-by>Michael Petersen</meta:printed-by>
    <meta:print-date>2013-04-28T09:34:21</meta:print-date>
    <meta:document-statistic meta:table-count="0" meta:image-count="3" meta:object-count="0" meta:page-count="3" meta:paragraph-count="7" meta:word-count="45" meta:character-count="277" meta:non-whitespace-character-count="239"/>
  </office:meta>
</office:document-meta>
</file>